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Fira Mono" svg:font-family="'Fira Mono', 'Source Code Pro', monospace"/>
    <style:font-face style:name="Fira Sans" svg:font-family="'Fira Sans', 'Source Sans Pro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29cm" fo:margin-left="-0.016cm" fo:margin-right="-0.012cm" table:align="margins"/>
    </style:style>
    <style:style style:name="Tableau1.A" style:family="table-column">
      <style:table-column-properties style:column-width="0.924cm" style:rel-column-width="524*"/>
    </style:style>
    <style:style style:name="Tableau1.B" style:family="table-column">
      <style:table-column-properties style:column-width="8.546cm" style:rel-column-width="4845*"/>
    </style:style>
    <style:style style:name="Tableau1.C" style:family="table-column">
      <style:table-column-properties style:column-width="7.558cm" style:rel-column-width="4285*"/>
    </style:style>
    <style:style style:name="Tableau1.A1" style:family="table-cell">
      <style:table-cell-properties fo:background-color="#ff9900" fo:padding="0.199cm" fo:border="0.002cm solid #000000">
        <style:background-image/>
      </style:table-cell-properties>
    </style:style>
    <style:style style:name="Tableau1.A2" style:family="table-cell">
      <style:table-cell-properties fo:background-color="#ff6600" fo:padding="0.199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cc00" fo:padding="0.199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#333333" fo:padding="0.199cm" fo:border-left="0.002cm solid #66ffff" fo:border-right="none" fo:border-top="none" fo:border-bottom="0.002cm solid #66ffff">
        <style:background-image/>
      </style:table-cell-properties>
    </style:style>
    <style:style style:name="Tableau1.C3" style:family="table-cell">
      <style:table-cell-properties fo:background-color="#333333" fo:padding="0.199cm" fo:border-left="0.002cm solid #66ffff" fo:border-right="0.002cm solid #66ffff" fo:border-top="none" fo:border-bottom="0.002cm solid #66ffff">
        <style:background-image/>
      </style:table-cell-properties>
    </style:style>
    <style:style style:name="Tableau2" style:family="table">
      <style:table-properties style:width="17.029cm" fo:margin-left="-0.016cm" fo:margin-right="-0.012cm" table:align="margins"/>
    </style:style>
    <style:style style:name="Tableau2.A" style:family="table-column">
      <style:table-column-properties style:column-width="0.926cm" style:rel-column-width="3563*"/>
    </style:style>
    <style:style style:name="Tableau2.B" style:family="table-column">
      <style:table-column-properties style:column-width="7.541cm" style:rel-column-width="29020*"/>
    </style:style>
    <style:style style:name="Tableau2.C" style:family="table-column">
      <style:table-column-properties style:column-width="8.562cm" style:rel-column-width="32952*"/>
    </style:style>
    <style:style style:name="Tableau2.A1" style:family="table-cell">
      <style:table-cell-properties fo:background-color="#3399ff" fo:padding="0.199cm" fo:border="0.002cm solid #000000">
        <style:background-image/>
      </style:table-cell-properties>
    </style:style>
    <style:style style:name="Tableau2.A2" style:family="table-cell">
      <style:table-cell-properties fo:background-color="#00cccc" fo:padding="0.199cm" fo:border-left="0.002cm solid #000000" fo:border-right="none" fo:border-top="none" fo:border-bottom="0.002cm solid #000000">
        <style:background-image/>
      </style:table-cell-properties>
    </style:style>
    <style:style style:name="Tableau2.C2" style:family="table-cell">
      <style:table-cell-properties fo:background-color="#006699" fo:padding="0.199cm" fo:border-left="0.002cm solid #000000" fo:border-right="0.002cm solid #000000" fo:border-top="none" fo:border-bottom="0.002cm solid #000000">
        <style:background-image/>
      </style:table-cell-properties>
    </style:style>
    <style:style style:name="Tableau2.A3" style:family="table-cell">
      <style:table-cell-properties fo:background-color="#333333" fo:padding="0.199cm" fo:border-left="0.002cm solid #66ffff" fo:border-right="none" fo:border-top="none" fo:border-bottom="0.002cm solid #66ffff">
        <style:background-image/>
      </style:table-cell-properties>
    </style:style>
    <style:style style:name="Tableau2.C3" style:family="table-cell">
      <style:table-cell-properties fo:background-color="#333333" fo:padding="0.199cm" fo:border-left="0.002cm solid #66ffff" fo:border-right="0.002cm solid #66ffff" fo:border-top="none" fo:border-bottom="0.002cm solid #66ffff">
        <style:background-image/>
      </style:table-cell-properties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style:font-name="Verdana" fo:font-size="10pt" style:font-size-asian="10pt" style:font-size-complex="10pt"/>
    </style:style>
    <style:style style:name="P3" style:family="paragraph" style:parent-style-name="Table_20_Contents">
      <style:text-properties style:font-name="Courier New" fo:font-size="10pt" style:font-size-asian="10pt" style:font-size-complex="10pt"/>
    </style:style>
    <style:style style:name="P4" style:family="paragraph" style:parent-style-name="Table_20_Contents">
      <style:text-properties fo:color="#ffffff" style:font-name="Courier New" fo:font-size="10pt" style:font-size-asian="10pt" style:font-size-complex="10pt"/>
    </style:style>
    <style:style style:name="P5" style:family="paragraph" style:parent-style-name="Table_20_Contents">
      <style:text-properties fo:color="#cc99ff" style:font-name="Courier New" fo:font-size="10pt" style:font-size-asian="10pt" style:font-size-complex="10pt"/>
    </style:style>
    <style:style style:name="P6" style:family="paragraph" style:parent-style-name="Table_20_Contents">
      <style:text-properties fo:color="#808080" style:font-name="Courier New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 fo:background-color="#ff9900">
        <style:background-image/>
      </style:paragraph-properties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5pt" style:font-size-asian="15pt" style:font-size-complex="15pt"/>
    </style:style>
    <style:style style:name="P9" style:family="paragraph" style:parent-style-name="Table_20_Contents">
      <style:text-properties style:font-name="Courier New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P11" style:family="paragraph" style:parent-style-name="Table_20_Contents">
      <style:text-properties style:font-name="Courier New" fo:font-size="10pt" fo:background-color="#ffff00" style:font-size-asian="10pt" style:font-size-complex="10pt"/>
    </style:style>
    <style:style style:name="P12" style:family="paragraph" style:parent-style-name="Table_20_Contents">
      <style:text-properties fo:color="#ffffff" style:font-name="Courier New" fo:font-size="10pt" style:text-underline-style="none" style:font-size-asian="10pt" style:font-size-complex="10pt"/>
    </style:style>
    <style:style style:name="P13" style:family="paragraph" style:parent-style-name="Table_20_Contents">
      <style:text-properties fo:color="#ffffff" style:font-name="Courier New" fo:font-size="10pt" style:font-size-asian="10pt" style:font-size-complex="10pt"/>
    </style:style>
    <style:style style:name="P14" style:family="paragraph" style:parent-style-name="Table_20_Contents">
      <style:text-properties fo:color="#ffffff" style:font-name="Verdana" fo:font-size="10pt" style:font-size-asian="10pt" style:font-size-complex="10pt"/>
    </style:style>
    <style:style style:name="P15" style:family="paragraph" style:parent-style-name="Table_20_Contents">
      <style:text-properties style:font-name="Verdana" fo:font-size="10pt" fo:font-style="italic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Verdana" fo:font-size="10pt" fo:font-style="normal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Verdana" fo:font-size="10pt" style:font-size-asian="10pt" style:font-size-complex="10pt"/>
    </style:style>
    <style:style style:name="P18" style:family="paragraph" style:parent-style-name="Table_20_Contents">
      <style:text-properties fo:color="#ffff00" style:font-name="Courier New" fo:font-size="10pt" style:font-size-asian="10pt" style:font-size-complex="10pt"/>
    </style:style>
    <style:style style:name="T1" style:family="text">
      <style:text-properties fo:color="#ff950e"/>
    </style:style>
    <style:style style:name="T2" style:family="text">
      <style:text-properties fo:color="#ff950e" fo:font-style="italic" style:font-style-asian="italic" style:font-style-complex="italic"/>
    </style:style>
    <style:style style:name="T3" style:family="text">
      <style:text-properties fo:color="#ff420e"/>
    </style:style>
    <style:style style:name="T4" style:family="text">
      <style:text-properties fo:color="#ffffff"/>
    </style:style>
    <style:style style:name="T5" style:family="text">
      <style:text-properties fo:color="#ffffff" style:font-name="Courier New"/>
    </style:style>
    <style:style style:name="T6" style:family="text">
      <style:text-properties fo:color="#ffffff" style:font-name="Courier New"/>
    </style:style>
    <style:style style:name="T7" style:family="text">
      <style:text-properties fo:color="#ffffff" style:font-name="Courier New" fo:letter-spacing="normal" fo:font-weight="normal"/>
    </style:style>
    <style:style style:name="T8" style:family="text">
      <style:text-properties fo:color="#cc99ff"/>
    </style:style>
    <style:style style:name="T9" style:family="text">
      <style:text-properties fo:color="#cc99ff" style:font-name="Courier New" fo:letter-spacing="normal" fo:font-weight="normal"/>
    </style:style>
    <style:style style:name="T10" style:family="text">
      <style:text-properties fo:color="#cccc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ize="10pt" fo:background-color="#ffff00" style:font-size-asian="10pt" style:font-size-complex="10pt"/>
    </style:style>
    <style:style style:name="T15" style:family="text">
      <style:text-properties style:font-name="Courier New" fo:background-color="#ffff00"/>
    </style:style>
    <style:style style:name="T16" style:family="text">
      <style:text-properties style:text-underline-style="solid" style:text-underline-width="auto" style:text-underline-color="font-color" fo:background-color="#ffff00"/>
    </style:style>
    <style:style style:name="T17" style:family="text">
      <style:text-properties fo:color="#ff00cc"/>
    </style:style>
    <style:style style:name="T18" style:family="text">
      <style:text-properties fo:color="#ff00cc" style:font-name="Courier New"/>
    </style:style>
    <style:style style:name="T19" style:family="text">
      <style:text-properties fo:color="#ffff00"/>
    </style:style>
    <style:style style:name="T20" style:family="text">
      <style:text-properties fo:color="#ffff00" style:font-name="Courier New"/>
    </style:style>
    <style:style style:name="T21" style:family="text">
      <style:text-properties fo:color="#ffff00" style:font-name="Courier New" fo:letter-spacing="normal" fo:font-weight="normal"/>
    </style:style>
    <style:style style:name="T22" style:family="text">
      <style:text-properties fo:background-color="#ffff00"/>
    </style:style>
    <style:style style:name="T23" style:family="text">
      <style:text-properties fo:color="#0084d1" fo:background-color="#ffff00"/>
    </style:style>
    <style:style style:name="T24" style:family="text">
      <style:text-properties fo:font-variant="normal" fo:text-transform="none" fo:color="#ffffff" style:font-name="Courier New" fo:letter-spacing="normal" fo:font-style="normal" fo:font-weight="normal"/>
    </style:style>
    <style:style style:name="T25" style:family="text">
      <style:text-properties fo:font-variant="normal" fo:text-transform="none" fo:color="#ffffff" style:font-name="Fira Sans" fo:font-size="12pt" fo:letter-spacing="normal" fo:font-style="normal" fo:font-weight="normal"/>
    </style:style>
    <style:style style:name="T26" style:family="text">
      <style:text-properties fo:font-variant="normal" fo:text-transform="none" fo:color="#ffffff" style:font-name="Verdana" fo:letter-spacing="normal" fo:font-style="normal" fo:font-weight="normal"/>
    </style:style>
    <style:style style:name="T27" style:family="text">
      <style:text-properties fo:font-variant="normal" fo:text-transform="none" fo:color="#ffffff" style:font-name="Verdana" fo:letter-spacing="normal" fo:font-style="normal" style:text-underline-style="solid" style:text-underline-width="auto" style:text-underline-color="font-color" fo:font-weight="normal"/>
    </style:style>
    <style:style style:name="T28" style:family="text">
      <style:text-properties fo:font-variant="normal" fo:text-transform="none" fo:color="#ffffff" style:font-name="Verdana" fo:font-size="12pt" fo:letter-spacing="normal" fo:font-style="normal" fo:font-weight="normal"/>
    </style:style>
    <style:style style:name="T29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30" style:family="text">
      <style:text-properties fo:font-variant="normal" fo:text-transform="none" fo:color="#333333" style:font-name="Fira Mono" fo:font-size="12pt" fo:letter-spacing="normal" fo:font-style="normal" fo:font-weight="bold"/>
    </style:style>
    <style:style style:name="T31" style:family="text">
      <style:text-properties fo:font-variant="normal" fo:text-transform="none" fo:color="#333333" style:font-name="Verdana" fo:letter-spacing="normal" fo:font-style="normal" fo:font-weight="normal"/>
    </style:style>
    <style:style style:name="T32" style:family="text">
      <style:text-properties fo:font-variant="normal" fo:text-transform="none" fo:color="#333333" style:font-name="Verdana" fo:font-size="12pt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table:number-columns-spanned="3" office:value-type="string">
              <text:p text:style-name="P7">Mémo PHP</text:p>
            </table:table-cell>
            <table:covered-table-cell/>
            <table:covered-table-cell/>
          </table:table-row>
          <table:table-row>
            <table:table-cell table:style-name="Tableau1.A2" office:value-type="string">
              <text:p text:style-name="P1"/>
            </table:table-cell>
            <table:table-cell table:style-name="Tableau1.A2" office:value-type="string">
              <text:p text:style-name="P1">Fonction</text:p>
            </table:table-cell>
            <table:table-cell table:style-name="Tableau1.C2" office:value-type="string">
              <text:p text:style-name="P1">Rôle</text:p>
            </table:table-cell>
          </table:table-row>
        </table:table-header-rows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<text:span text:style-name="T8">unset </text:span><text:span text:style-name="T4">( </text:span><text:span text:style-name="T3">$myArray</text:span><text:span text:style-name="T4">[</text:span><text:span text:style-name="T2">index</text:span><text:span text:style-name="T4">] ) ;</text:span></text:p>
          </table:table-cell>
          <table:table-cell table:style-name="Tableau1.C3" office:value-type="string">
            <text:p text:style-name="P2">Enlever un élément d'un tableau en utilisant son index.</text:p>
            <text:p text:style-name="P2"/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><text:span text:style-name="T8">foreach </text:span>(<text:span text:style-name="T3">$myObject</text:span> <text:span text:style-name="T8">as</text:span> <text:span text:style-name="T3">$varTemporary </text:span>){ </text:p>
            <text:p text:style-name="P4"><text:tab/>... </text:p>
            <text:p text:style-name="P4">}</text:p>
          </table:table-cell>
          <table:table-cell table:style-name="Tableau1.C3" office:value-type="string">
            <text:p text:style-name="P2">Balaye un objet et stocke temporairement le contenu de chaque index dans une variable temporaire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while <text:span text:style-name="T4">( </text:span><text:span text:style-name="T1">cond </text:span><text:span text:style-name="T4">) { code...}</text:span></text:p>
            <text:p text:style-name="P6">// ou</text:p>
            <text:p text:style-name="P5">while <text:span text:style-name="T4">( </text:span><text:span text:style-name="T1">cond </text:span><text:span text:style-name="T4">) : </text:span></text:p>
            <text:p text:style-name="P4"><text:tab/>code... </text:p>
            <text:p text:style-name="P5">endwhile<text:span text:style-name="T4"> ;</text:span></text:p>
          </table:table-cell>
          <table:table-cell table:style-name="Tableau1.C3" office:value-type="string">
            <text:p text:style-name="P2">Boucle while + syntaxe sugar code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<text:span text:style-name="T10">do</text:span> { code... } <text:span text:style-name="T10">while</text:span> (<text:span text:style-name="T1">cond</text:span>) ;</text:p>
          </table:table-cell>
          <table:table-cell table:style-name="Tableau1.C3" office:value-type="string">
            <text:p text:style-name="P2">Condition « inversée ». La condition arrive après le code, ce qui lui permet de s'exécuter au moins une fois.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<text:span text:style-name="T8">function</text:span> myFunction (<text:span text:style-name="T1">paramètres</text:span>) {...}</text:p>
          </table:table-cell>
          <table:table-cell table:style-name="Tableau1.C3" office:value-type="string">
            <text:p text:style-name="P2">Définir une fonction</text:p>
          </table:table-cell>
        </table:table-row>
        <table:table-row>
          <table:table-cell table:style-name="Tableau1.C3" table:number-columns-spanned="3" office:value-type="string">
            <text:p text:style-name="P10">MATHS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round(<text:span text:style-name="T1">nombre</text:span> , <text:span text:style-name="T1">nb de décimales</text:span>)</text:p>
          </table:table-cell>
          <table:table-cell table:style-name="Tableau1.C3" office:value-type="string">
            <text:p text:style-name="P2">Arrondi au plus proche, avec le choix du nombre de décimales (opt. default = 0)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M_PI</text:p>
          </table:table-cell>
          <table:table-cell table:style-name="Tableau1.C3" office:value-type="string">
            <text:p text:style-name="P2">Le nombre <text:span text:style-name="T11">pi</text:span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rand(<text:span text:style-name="T1">min </text:span>, <text:span text:style-name="T1">max</text:span>)</text:p>
          </table:table-cell>
          <table:table-cell table:style-name="Tableau1.C3" office:value-type="string">
            <text:p text:style-name="P2">Renvoie un nombre aléatoire entre <text:span text:style-name="T11">min</text:span><text:span text:style-name="T12"> &amp; </text:span><text:span text:style-name="T11">max.</text:span><text:span text:style-name="T12"> (default : () ;0 &lt; 32767)</text:span></text:p>
          </table:table-cell>
        </table:table-row>
        <table:table-row>
          <table:table-cell table:style-name="Tableau1.C3" table:number-columns-spanned="3" office:value-type="string">
            <text:p text:style-name="P10">ARRAYS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><text:a xlink:type="simple" xlink:href="https://www.w3schools.com/PhP/php_arrays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array()</text:p>
          </table:table-cell>
          <table:table-cell table:style-name="Tableau1.C3" office:value-type="string">
            <text:p text:style-name="P2">Tableau</text:p>
          </table:table-cell>
        </table:table-row>
        <table:table-row>
          <table:table-cell table:style-name="Tableau1.A3" office:value-type="string">
            <text:p text:style-name="P3">w3</text:p>
          </table:table-cell>
          <table:table-cell table:style-name="Tableau1.A3" office:value-type="string">
            <text:p text:style-name="P3">array_push(<text:span text:style-name="T1">$myArray</text:span><text:span text:style-name="T4"> ,</text:span><text:span text:style-name="T1"> element</text:span>)</text:p>
          </table:table-cell>
          <table:table-cell table:style-name="Tableau1.C3" office:value-type="string">
            <text:p text:style-name="P2">Push un element dans mon tableau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php_arrays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count(<text:span text:style-name="T1">$myArray</text:span>)</text:p>
          </table:table-cell>
          <table:table-cell table:style-name="Tableau1.C3" office:value-type="string">
            <text:p text:style-name="P2">Renvoie le nombre d'éléments d'un tableau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array_sort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sort(<text:span text:style-name="T1">$myArray</text:span>)</text:p>
          </table:table-cell>
          <table:table-cell table:style-name="Tableau1.C3" office:value-type="string">
            <text:p text:style-name="P2">Tri d'un tableau. Renvoie <text:span text:style-name="T11">true </text:span><text:span text:style-name="T12">en cas de succès ou </text:span><text:span text:style-name="T11">false</text:span><text:span text:style-name="T12"> en cas d'échec</text:span>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array_sort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rsort(<text:span text:style-name="T1">$myArray</text:span>) </text:p>
          </table:table-cell>
          <table:table-cell table:style-name="Tableau1.C3" office:value-type="string">
            <text:p text:style-name="P2">Tri inversé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array_ksort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ksort(<text:span text:style-name="T1">$myArray</text:span>) / krsort(<text:span text:style-name="T1">$myArray</text:span>)</text:p>
          </table:table-cell>
          <table:table-cell table:style-name="Tableau1.C3" office:value-type="string">
            <text:p text:style-name="P2">Tri d'un tableau associatif en fonction de la <text:span text:style-name="T11">Key </text:span><text:span text:style-name="T12">(ascendant / descendant)</text:span>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array_asort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asort(<text:span text:style-name="T1">$myArray</text:span>)</text:p>
          </table:table-cell>
          <table:table-cell table:style-name="Tableau1.C3" office:value-type="string">
            <text:p text:style-name="P2">Tri d'un tableau associatif en fonction de la <text:span text:style-name="T11">Value </text:span><text:span text:style-name="T12">(ascendant / descendant)</text:span>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string_join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join(<text:span text:style-name="T1">séparateur</text:span> , <text:span text:style-name="T1">$myArray</text:span>)</text:p>
          </table:table-cell>
          <table:table-cell table:style-name="Tableau1.C3" office:value-type="string">
            <text:p text:style-name="P2">Crée un chaine de caractère comprenant tous les éléments du tableau séparés par le(s) caractère(s) passé(s) en séparateur.</text:p>
          </table:table-cell>
        </table:table-row>
        <table:table-row>
          <table:table-cell table:style-name="Tableau1.A3" office:value-type="string">
            <text:p text:style-name="P3"><text:a xlink:type="simple" xlink:href="http://php.net/manual/fr/function.array-key-exists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key_exists(<text:span text:style-name="T1">$key </text:span><text:span text:style-name="T4">,</text:span><text:span text:style-name="T1"> $array</text:span>) </text:p>
          </table:table-cell>
          <table:table-cell table:style-name="Tableau1.C3" office:value-type="string">
            <text:p text:style-name="P14"><text:span text:style-name="T33">Vérifie si une </text:span><text:span text:style-name="T34">clé</text:span><text:span text:style-name="T33"> existe dans un tableau</text:span> </text:p>
          </table:table-cell>
        </table:table-row>
        <text:soft-page-break/>
        <table:table-row>
          <table:table-cell table:style-name="Tableau1.A3" office:value-type="string">
            <text:p text:style-name="P3"><text:a xlink:type="simple" xlink:href="http://php.net/manual/fr/function.in-array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in_array(<text:span text:style-name="T1">$value</text:span> , <text:span text:style-name="T1">$array</text:span> [, <text:span text:style-name="T1">boolean</text:span>] ) </text:p>
          </table:table-cell>
          <table:table-cell table:style-name="Tableau1.C3" office:value-type="string">
            <text:p text:style-name="P2"><text:span text:style-name="T26">Indique si une </text:span><text:span text:style-name="T27">valeur</text:span><text:span text:style-name="T26"> appartient à un tableau</text:span> [et si le type est le même]</text:p>
          </table:table-cell>
        </table:table-row>
        <table:table-row>
          <table:table-cell table:style-name="Tableau1.A3" office:value-type="string">
            <text:p text:style-name="P3"><text:a xlink:type="simple" xlink:href="http://php.net/manual/fr/function.array-search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array_search(<text:span text:style-name="T1">$value</text:span> , <text:span text:style-name="T1">$array</text:span> [, <text:span text:style-name="T1">boolean</text:span>] ) </text:p>
          </table:table-cell>
          <table:table-cell table:style-name="Tableau1.C3" office:value-type="string">
            <text:p text:style-name="P2"><text:span text:style-name="T26">Recherche dans un tableau la clé associée à la première valeur</text:span> </text:p>
          </table:table-cell>
        </table:table-row>
        <table:table-row>
          <table:table-cell table:style-name="Tableau1.A3" office:value-type="string">
            <text:p text:style-name="P3"><text:a xlink:type="simple" xlink:href="http://php.net/manual/fr/function.array-keys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array_keys(<text:span text:style-name="T1">$array</text:span> [, <text:span text:style-name="T1">$search_value</text:span> [, <text:span text:style-name="T1">boolean</text:span><text:span text:style-name="T4">]])</text:span> </text:p>
          </table:table-cell>
          <table:table-cell table:style-name="Tableau1.C3" office:value-type="string">
            <text:p text:style-name="P2"><text:span text:style-name="T26">Retourne toutes les clés ou un ensemble des clés d'un tableau</text:span> </text:p>
          </table:table-cell>
        </table:table-row>
        <table:table-row>
          <table:table-cell table:style-name="Tableau1.A3" office:value-type="string">
            <text:p text:style-name="P3"><text:a xlink:type="simple" xlink:href="http://php.net/manual/fr/function.array-values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array_values(<text:span text:style-name="T1">$array</text:span>) </text:p>
          </table:table-cell>
          <table:table-cell table:style-name="Tableau1.C3" office:value-type="string">
            <text:p text:style-name="P2"><text:span text:style-name="T26">Retourne toutes les valeurs d'un tableau</text:span> et les indexe de façon numérique</text:p>
          </table:table-cell>
        </table:table-row>
        <table:table-row>
          <table:table-cell table:style-name="Tableau1.A3" office:value-type="string">
            <text:p text:style-name="P3"><text:a xlink:type="simple" xlink:href="http://php.net/manual/fr/function.is-array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is_array (<text:span text:style-name="T1">$array</text:span>)</text:p>
          </table:table-cell>
          <table:table-cell table:style-name="Tableau1.C3" office:value-type="string">
            <text:p text:style-name="P2"><text:span text:style-name="T26">Détermine si une variable est un tableau</text:span> </text:p>
          </table:table-cell>
        </table:table-row>
        <table:table-row>
          <table:table-cell table:style-name="Tableau1.A3" office:value-type="string">
            <text:p text:style-name="P3"><text:a xlink:type="simple" xlink:href="http://php.net/manual/fr/function.each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each(<text:span text:style-name="T1">$array</text:span>) (!!Obsolete!!)</text:p>
          </table:table-cell>
          <table:table-cell table:style-name="Tableau1.C3" office:value-type="string">
            <text:p text:style-name="P2"><text:span text:style-name="T26">Retourne chaque paire clé/valeur d'un tableau</text:span> </text:p>
          </table:table-cell>
        </table:table-row>
        <table:table-row>
          <table:table-cell table:style-name="Tableau1.A3" office:value-type="string">
            <text:p text:style-name="P3"><text:a xlink:type="simple" xlink:href="http://php.net/manual/fr/function.print-r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print_r(<text:span text:style-name="T1">$expression</text:span> [, <text:span text:style-name="T1">boolean</text:span>]) </text:p>
          </table:table-cell>
          <table:table-cell table:style-name="Tableau1.C3" office:value-type="string">
            <text:p text:style-name="P2"><text:span text:style-name="T26">Affiche des informations lisibles pour une variable</text:span> 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C3" table:number-columns-spanned="3" office:value-type="string">
            <text:p text:style-name="P10">TIME &amp; DATE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><text:a xlink:type="simple" xlink:href="https://www.w3schools.com/PhP/func_date_date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date()</text:p>
          </table:table-cell>
          <table:table-cell table:style-name="Tableau1.C3" office:value-type="string">
            <text:p text:style-name="P2">Récupérer la date formatée sous forme de chaîne de caractères</text:p>
          </table:table-cell>
        </table:table-row>
        <table:table-row>
          <table:table-cell table:style-name="Tableau1.A3" office:value-type="string">
            <text:p text:style-name="Table_20_Contents"><text:a xlink:type="simple" xlink:href="https://www.w3schools.com/PhP/func_date_getdate.asp" text:style-name="Internet_20_link" text:visited-style-name="Visited_20_Internet_20_Link"><text:span text:style-name="T14">w3</text:span></text:a></text:p>
          </table:table-cell>
          <table:table-cell table:style-name="Tableau1.A3" office:value-type="string">
            <text:p text:style-name="P12">getdate()</text:p>
          </table:table-cell>
          <table:table-cell table:style-name="Tableau1.C3" office:value-type="string">
            <text:p text:style-name="P2">Récupérer un tableau avec les infos de date et d'heure en index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date_time.asp" text:style-name="Internet_20_link" text:visited-style-name="Visited_20_Internet_20_Link"><text:span text:style-name="T15">w3</text:span></text:a></text:p>
          </table:table-cell>
          <table:table-cell table:style-name="Tableau1.A3" office:value-type="string">
            <text:p text:style-name="P12">time()</text:p>
          </table:table-cell>
          <table:table-cell table:style-name="Tableau1.C3" office:value-type="string">
            <text:p text:style-name="P2">Retourne un UNIX Timestamp convertible en date avec la fonction date()</text:p>
          </table:table-cell>
        </table:table-row>
        <table:table-row>
          <table:table-cell table:style-name="Tableau1.C3" table:number-columns-spanned="3" office:value-type="string">
            <text:p text:style-name="P10">STRINGS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substr(<text:span text:style-name="T19">chaine de caractère</text:span><text:span text:style-name="T1"> </text:span><text:span text:style-name="T4">, </text:span><text:span text:style-name="T1">position du 1er caractère</text:span><text:span text:style-name="T4"> , </text:span><text:span text:style-name="T1">nombre de caractères</text:span>)</text:p>
          </table:table-cell>
          <table:table-cell table:style-name="Tableau1.C3" office:value-type="string">
            <text:p text:style-name="P2">Renvoie une portion de chaîne de caractères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strtoupper() // strtolower()</text:p>
          </table:table-cell>
          <table:table-cell table:style-name="Tableau1.C3" office:value-type="string">
            <text:p text:style-name="P2">CAPITALES // minuscules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strpos(<text:span text:style-name="T19">string</text:span><text:span text:style-name="T1"> </text:span><text:span text:style-name="T4">,</text:span><text:span text:style-name="T1"> extrait</text:span>)</text:p>
          </table:table-cell>
          <table:table-cell table:style-name="Tableau1.C3" office:value-type="string">
            <text:p text:style-name="P2">Renvoie l'index de la première lettre de l'extrait trouvé dans le string ou FALSE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strlen(<text:span text:style-name="T1">paramètre</text:span>)</text:p>
          </table:table-cell>
          <table:table-cell table:style-name="Tableau1.C3" office:value-type="string">
            <text:p text:style-name="P2">Renvoie la longueur de la chaîne de caractères passée en paramètre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string_trim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<text:span text:style-name="T24">trim(</text:span><text:span text:style-name="Emphasis"><text:span text:style-name="T21">string</text:span></text:span><text:span text:style-name="Emphasis"><text:span text:style-name="T7">,</text:span></text:span><text:span text:style-name="Emphasis"><text:span text:style-name="T21">charlist</text:span></text:span><text:span text:style-name="T24">)</text:span></text:p>
          </table:table-cell>
          <table:table-cell table:style-name="Tableau1.C3" office:value-type="string">
            <text:p text:style-name="P2">Enlève le premier et le dernier caractère d'un string ('He' pour 'Hello') , </text:p>
            <text:p text:style-name="P2">ou un caractère prédéfini.</text:p>
          </table:table-cell>
        </table:table-row>
        <text:soft-page-break/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ltrim(), rtrim()</text:p>
          </table:table-cell>
          <table:table-cell table:style-name="Tableau1.C3" office:value-type="string">
            <text:p text:style-name="P2">Left trim et Right trim</text:p>
          </table:table-cell>
        </table:table-row>
        <table:table-row>
          <table:table-cell table:style-name="Tableau1.A3" office:value-type="string">
            <text:p text:style-name="P11"><text:a xlink:type="simple" xlink:href="https://www.w3schools.com/PhP/func_string_ucfirst.asp" text:style-name="Internet_20_link" text:visited-style-name="Visited_20_Internet_20_Link">w3</text:a></text:p>
          </table:table-cell>
          <table:table-cell table:style-name="Tableau1.A3" office:value-type="string">
            <text:p text:style-name="P3">ucfirst(<text:span text:style-name="T19">string</text:span>) / lcfirst(<text:span text:style-name="T19">string</text:span>) / </text:p>
          </table:table-cell>
          <table:table-cell table:style-name="Tableau1.C3" office:value-type="string">
            <text:p text:style-name="P2">Convertit la première lettre d'un string en Uppercase / lowercase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ucwords(<text:span text:style-name="T19">string</text:span>)</text:p>
          </table:table-cell>
          <table:table-cell table:style-name="Tableau1.C3" office:value-type="string">
            <text:p text:style-name="P2">Convertit la première lettre de tous les mots d'un string en Uppercase</text:p>
          </table:table-cell>
        </table:table-row>
        <table:table-row>
          <table:table-cell table:style-name="Tableau1.A3" office:value-type="string">
            <text:p text:style-name="P3"><text:a xlink:type="simple" xlink:href="https://www.w3schools.com/PhP/func_string_explode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<text:span text:style-name="T24">explode(</text:span><text:span text:style-name="Emphasis"><text:span text:style-name="T21">separator</text:span></text:span><text:span text:style-name="Emphasis"><text:span text:style-name="T7">,</text:span></text:span><text:span text:style-name="Emphasis"><text:span text:style-name="T21">string</text:span></text:span><text:span text:style-name="Emphasis"><text:span text:style-name="T7">,</text:span></text:span><text:span text:style-name="Emphasis"><text:span text:style-name="T9">limit</text:span></text:span><text:span text:style-name="T24">)</text:span><text:span text:style-name="T5"> </text:span></text:p>
          </table:table-cell>
          <table:table-cell table:style-name="Tableau1.C3" office:value-type="string">
            <text:p text:style-name="P2">Transforme un string en tableau en coupant au separator. Limit optionnel</text:p>
          </table:table-cell>
        </table:table-row>
        <table:table-row>
          <table:table-cell table:style-name="Tableau1.C3" table:number-columns-spanned="3" office:value-type="string">
            <text:p text:style-name="P10">FORMS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><text:a xlink:type="simple" xlink:href="https://www.w3schools.com/PhP/func_string_htmlspecialchars.as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htmlspecialchars() <text:s text:c="2"/></text:p>
          </table:table-cell>
          <table:table-cell table:style-name="Tableau1.C3" office:value-type="string">
            <text:p text:style-name="P2">Permet de protéger un input pour empêcher d'y insérer du html (&gt;&gt; affiche les balises sans les lire)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urlencode()</text:p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18"><text:a xlink:type="simple" xlink:href="http://php.net/manual/fr/function.isset.php" text:style-name="Internet_20_link" text:visited-style-name="Visited_20_Internet_20_Link"><text:span text:style-name="T22">w3</text:span></text:a></text:p>
          </table:table-cell>
          <table:table-cell table:style-name="Tableau1.A3" office:value-type="string">
            <text:p text:style-name="P3">isset(<text:span text:style-name="T1">$var</text:span>)</text:p>
          </table:table-cell>
          <table:table-cell table:style-name="Tableau1.C3" office:value-type="string">
            <text:p text:style-name="P2"><text:span text:style-name="T25">Détermine si une variable est définie et est différente de NULL.</text:span><text:span text:style-name="Strong_20_Emphasis"><text:span text:style-name="Source_20_Text"><text:span text:style-name="T30">L</text:span></text:span></text:span> </text:p>
          </table:table-cell>
        </table:table-row>
        <table:table-row>
          <table:table-cell table:style-name="Tableau1.C3" table:number-columns-spanned="3" office:value-type="string">
            <text:p text:style-name="P10">XXXXXX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$_GET <text:s text:c="5"/></text:p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$_POST</text:p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$_REQUEST</text:p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$_SERVER</text:p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$_SESSION</text:p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$_COOKIE</text:p>
          </table:table-cell>
          <table:table-cell table:style-name="Tableau1.C3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>
            <table:table-cell table:style-name="Tableau2.A1" table:number-columns-spanned="3" office:value-type="string">
              <text:p text:style-name="P8">Mémo PHP</text:p>
            </table:table-cell>
            <table:covered-table-cell/>
            <table:covered-table-cell/>
          </table:table-row>
          <table:table-row>
            <table:table-cell table:style-name="Tableau2.A2" office:value-type="string">
              <text:p text:style-name="P1"/>
            </table:table-cell>
            <table:table-cell table:style-name="Tableau2.A2" office:value-type="string">
              <text:p text:style-name="P1"/>
            </table:table-cell>
            <table:table-cell table:style-name="Tableau2.C2" office:value-type="string">
              <text:p text:style-name="P1">Rôle</text:p>
            </table:table-cell>
          </table:table-row>
        </table:table-header-rows>
        <table:table-row>
          <table:table-cell table:style-name="Tableau2.A3" office:value-type="string">
            <text:p text:style-name="P3"><text:a xlink:type="simple" xlink:href="https://www.w3schools.com/php/php_includes.asp" text:style-name="Internet_20_link" text:visited-style-name="Visited_20_Internet_20_Link"><text:span text:style-name="T23">w3</text:span></text:a></text:p>
          </table:table-cell>
          <table:table-cell table:style-name="Tableau2.A3" office:value-type="string">
            <text:p text:style-name="P3"><text:span text:style-name="T18">include</text:span><text:span text:style-name="T5"> </text:span><text:span text:style-name="T20">'myFile.php'</text:span></text:p>
          </table:table-cell>
          <table:table-cell table:style-name="Tableau2.C3" office:value-type="string">
            <text:p text:style-name="P2">Inclut une page php. Continue à exécuter le code s'il ne la trouve pas</text:p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><text:span text:style-name="T17">include once </text:span><text:span text:style-name="T19">'myFile.php'</text:span></text:p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4"><text:a xlink:type="simple" xlink:href="https://www.w3schools.com/php/php_includes.asp" text:style-name="Internet_20_link" text:visited-style-name="Visited_20_Internet_20_Link"><text:span text:style-name="T16">w3</text:span></text:a></text:p>
          </table:table-cell>
          <table:table-cell table:style-name="Tableau2.A3" office:value-type="string">
            <text:p text:style-name="P4"><text:span text:style-name="T18">require</text:span><text:span text:style-name="T13"> </text:span><text:span text:style-name="T20">'myFile.php'</text:span></text:p>
          </table:table-cell>
          <table:table-cell table:style-name="Tableau2.C3" office:value-type="string">
            <text:p text:style-name="P2">Idem mais renvoie une erreur s'il ne trouve pas la page et arrête le script.</text:p>
          </table:table-cell>
        </table:table-row>
        <table:table-row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4"><text:span text:style-name="T17">require once</text:span> <text:span text:style-name="T19">'myFile.php'</text:span></text:p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15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16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Fira Mono" svg:font-family="'Fira Mono', 'Source Code Pro', monospace"/>
    <style:font-face style:name="Fira Sans" svg:font-family="'Fira Sans', 'Source Sans Pro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bi bobo</meta:initial-creator>
    <meta:creation-date>2017-12-15T13:41:24.72</meta:creation-date>
    <dc:date>2017-12-20T11:58:24.54</dc:date>
    <dc:creator>bibi bobo</dc:creator>
    <meta:editing-duration>PT11H12M11S</meta:editing-duration>
    <meta:editing-cycles>32</meta:editing-cycles>
    <meta:generator>OpenOffice/4.1.4$Win32 OpenOffice.org_project/414m5$Build-9788</meta:generator>
    <meta:document-statistic meta:table-count="2" meta:image-count="0" meta:object-count="0" meta:page-count="4" meta:paragraph-count="133" meta:word-count="595" meta:character-count="3675"/>
  </office:meta>
</office:document-meta>
</file>